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26000000FA48EFF3AC67F122C2.png" manifest:media-type="image/png"/>
  <manifest:file-entry manifest:full-path="Pictures/10000201000000370000004049FF37A37318B51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7.0875in" table:align="margins"/>
    </style:style>
    <style:style style:name="Table5.A" style:family="table-column">
      <style:table-column-properties style:column-width="3.5438in" style:rel-column-width="32767*"/>
    </style:style>
    <style:style style:name="Table5.B" style:family="table-column">
      <style:table-column-properties style:column-width="3.5438in" style:rel-column-width="32768*"/>
    </style:style>
    <style:style style:name="Table5.A1" style:family="table-cell">
      <style:table-cell-properties style:vertical-align="middle" fo:padding="0.0382in" fo:border="none"/>
    </style:style>
    <style:style style:name="Table4" style:family="table">
      <style:table-properties style:width="5.6139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9736in"/>
    </style:style>
    <style:style style:name="Table4.B" style:family="table-column">
      <style:table-column-properties style:column-width="1.8535in"/>
    </style:style>
    <style:style style:name="Table4.C" style:family="table-column">
      <style:table-column-properties style:column-width="1.7868in"/>
    </style:style>
    <style:style style:name="Table4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382in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fo:background-color="#e6f0bb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7.2396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7083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5729in"/>
    </style:style>
    <style:style style:name="Table1.D" style:family="table-column">
      <style:table-column-properties style:column-width="1.7708in"/>
    </style:style>
    <style:style style:name="Table1.E" style:family="table-column">
      <style:table-column-properties style:column-width="1.6875in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083in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A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8" style:family="table-row">
      <style:table-row-properties fo:background-color="transparent" fo:keep-together="auto">
        <style:background-image/>
      </style:table-row-properties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0" style:family="table-row">
      <style:table-row-properties fo:background-color="transparent" fo:keep-together="auto">
        <style:background-image/>
      </style:table-row-properties>
    </style:style>
    <style:style style:name="Table1.A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1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2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16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25" style:family="paragraph" style:parent-style-name="Table_20_Contents">
      <style:text-properties style:font-name="FreeSans" fo:font-size="11pt" officeooo:paragraph-rsid="00fba471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FreeSans" fo:font-size="11pt" officeooo:rsid="00d2d135" officeooo:paragraph-rsid="00d2d135" style:font-size-asian="11pt" style:font-size-complex="11pt"/>
    </style:style>
    <style:style style:name="P27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a4565" officeooo:paragraph-rsid="01303fbf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a4565" officeooo:paragraph-rsid="0134eceb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a4565" officeooo:paragraph-rsid="013ef377" style:font-size-asian="11pt" style:font-size-complex="11pt"/>
    </style:style>
    <style:style style:name="P31" style:family="paragraph" style:parent-style-name="Table_20_Contents">
      <style:text-properties style:font-name="FreeSans" fo:font-size="11pt" officeooo:rsid="009a4565" officeooo:paragraph-rsid="014d2442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12c5f0b" officeooo:paragraph-rsid="012c5f0b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12c5f0b" officeooo:paragraph-rsid="01303fbf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12c5f0b" officeooo:paragraph-rsid="0134eceb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12c5f0b" officeooo:paragraph-rsid="013ef377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1334aa0" officeooo:paragraph-rsid="01334aa0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1334aa0" officeooo:paragraph-rsid="013b884d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1334aa0" officeooo:paragraph-rsid="01403d78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1334aa0" officeooo:paragraph-rsid="014437c7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1pt" officeooo:rsid="013867e5" officeooo:paragraph-rsid="013867e5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13f088d" officeooo:paragraph-rsid="013f088d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a149a" officeooo:paragraph-rsid="014d2442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14f7f2e" officeooo:paragraph-rsid="014f7f2e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1pt" officeooo:rsid="01583a18" officeooo:paragraph-rsid="01583a18" style:font-size-asian="11pt" style:font-size-complex="11pt"/>
    </style:style>
    <style:style style:name="P45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style:font-name="FreeSans" fo:font-size="11pt" fo:font-weight="bold" officeooo:rsid="003bd18e" officeooo:paragraph-rsid="010034e8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style:font-name="FreeSans" fo:font-size="11pt" officeooo:rsid="009a4565" officeooo:paragraph-rsid="013a8c25" fo:background-color="transparent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12c5f0b" officeooo:paragraph-rsid="012c5f0b" fo:background-color="transparent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92a2c3" officeooo:paragraph-rsid="00a27337" fo:background-color="transparent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1pt" officeooo:rsid="013867e5" officeooo:paragraph-rsid="013867e5" fo:background-color="transparent" style:font-size-asian="11pt" style:font-size-complex="11pt"/>
    </style:style>
    <style:style style:name="P53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56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style:font-size-asian="11pt" style:font-weight-asian="normal" style:font-size-complex="11pt" style:font-weight-complex="normal"/>
    </style:style>
    <style:style style:name="P57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2c5f0b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style:font-size-asian="11pt" style:font-weight-asian="normal" style:font-size-complex="11pt" style:font-weight-complex="normal"/>
    </style:style>
    <style:style style:name="P61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style:text-position="0% 100%" style:font-name="FreeSans" fo:font-size="11pt" fo:font-weight="normal" officeooo:rsid="011123c6" officeooo:paragraph-rsid="011123c6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2c5f0b" fo:background-color="#add58a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fo:background-color="#add58a" style:font-size-asian="11pt" style:font-weight-asian="normal" style:font-size-complex="11pt" style:font-weight-complex="normal"/>
    </style:style>
    <style:style style:name="P65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fo:background-color="#add58a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2c5f0b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text-properties style:use-window-font-color="true" style:text-position="0% 100%" style:font-name="FreeSans" fo:font-size="11pt" fo:font-weight="normal" officeooo:rsid="0108e420" officeooo:paragraph-rsid="0108e420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use-window-font-color="true" style:text-position="0% 100%" style:font-name="FreeSans" fo:font-size="11pt" fo:font-weight="normal" officeooo:rsid="01110f6d" officeooo:paragraph-rsid="01110f6d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text-properties style:use-window-font-color="true" style:text-position="0% 100%" style:font-name="FreeSans" fo:font-size="11pt" fo:font-weight="normal" officeooo:rsid="01113f86" officeooo:paragraph-rsid="01113f86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5cde1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use-window-font-color="true" style:text-position="0% 100%" style:font-name="FreeSans" fo:font-size="11pt" fo:font-weight="normal" officeooo:rsid="0115cde1" officeooo:paragraph-rsid="011ad85b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text-position="super 58%" style:font-name="FreeSans" fo:font-size="11pt" officeooo:rsid="012e0eaf" officeooo:paragraph-rsid="012e0eaf" style:font-size-asian="11pt" style:font-size-complex="11pt"/>
    </style:style>
    <style:style style:name="P73" style:family="paragraph" style:parent-style-name="Footer">
      <style:text-properties fo:font-size="2pt" style:font-size-asian="1.75pt" style:font-size-complex="2pt"/>
    </style:style>
    <style:style style:name="P74" style:family="paragraph" style:parent-style-name="Standard">
      <style:paragraph-properties fo:line-height="115%"/>
      <style:text-properties style:font-name="FreeSans" fo:font-size="15pt" fo:letter-spacing="0.0138in" officeooo:rsid="0017e0f6" officeooo:paragraph-rsid="0017e0f6" style:font-size-asian="13.1000003814697pt" style:font-size-complex="15pt"/>
    </style:style>
    <style:style style:name="P75" style:family="paragraph" style:parent-style-name="Standard">
      <style:paragraph-properties fo:line-height="115%"/>
      <style:text-properties style:font-name="FreeSans" fo:font-size="15pt" fo:letter-spacing="0.0138in" officeooo:rsid="00316b4f" officeooo:paragraph-rsid="00316b4f" style:font-size-asian="13.1000003814697pt" style:font-size-complex="15pt"/>
    </style:style>
    <style:style style:name="P76" style:family="paragraph" style:parent-style-name="Standard">
      <style:paragraph-properties fo:line-height="115%"/>
      <style:text-properties style:font-name="FreeSans" fo:font-size="15pt" fo:letter-spacing="0.0138in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7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2c475a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34a30c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138in" officeooo:rsid="002a61b8" officeooo:paragraph-rsid="00365586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138in" officeooo:rsid="0042a6df" officeooo:paragraph-rsid="0042a6df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138in" officeooo:rsid="0042ed57" officeooo:paragraph-rsid="0042ed57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138in" officeooo:rsid="00488ae3" officeooo:paragraph-rsid="00488ae3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138in" officeooo:rsid="0049cb07" officeooo:paragraph-rsid="0049cb07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138in" officeooo:rsid="0054c814" officeooo:paragraph-rsid="0054c814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138in" officeooo:rsid="007a4a2c" officeooo:paragraph-rsid="007a4a2c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138in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7" style:family="paragraph" style:parent-style-name="Standard">
      <style:paragraph-properties fo:line-height="200%" fo:text-align="center" style:justify-single-word="false"/>
      <style:text-properties fo:letter-spacing="0.0138in" officeooo:rsid="0017e0f6" officeooo:paragraph-rsid="00304b5f"/>
    </style:style>
    <style:style style:name="P8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138in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0417in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2fd2a" officeooo:paragraph-rsid="0032fd2a" style:font-size-asian="13.1000003814697pt" style:font-weight-asian="bold" style:font-size-complex="15pt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4a30c" officeooo:paragraph-rsid="0034a30c" style:font-size-asian="13.1000003814697pt" style:font-weight-asian="bold" style:font-size-complex="15pt" style:font-weight-complex="bold"/>
    </style:style>
    <style:style style:name="P92" style:family="paragraph" style:parent-style-name="Standard">
      <style:paragraph-properties fo:line-height="150%"/>
      <style:text-properties fo:color="#405e01" style:font-name="FreeSans" fo:font-size="15pt" fo:letter-spacing="0.0138in" fo:font-weight="bold" officeooo:rsid="00365586" officeooo:paragraph-rsid="00365586" style:font-size-asian="13.1000003814697pt" style:font-weight-asian="bold" style:font-size-complex="15pt" style:font-weight-complex="bold"/>
    </style:style>
    <style:style style:name="P93" style:family="paragraph" style:parent-style-name="Standard">
      <style:text-properties officeooo:paragraph-rsid="00a27337"/>
    </style:style>
    <style:style style:name="P94" style:family="paragraph" style:parent-style-name="Standard">
      <style:paragraph-properties fo:line-height="115%" fo:break-before="page"/>
      <style:text-properties style:font-name="FreeSans" fo:font-size="15pt" fo:letter-spacing="0.0138in" officeooo:rsid="001e8ca6" officeooo:paragraph-rsid="001e8ca6" style:font-size-asian="13.1000003814697pt" style:font-size-complex="15pt"/>
    </style:style>
    <style:style style:name="P95" style:family="paragraph" style:parent-style-name="Standard">
      <style:paragraph-properties fo:line-height="115%" fo:break-before="page"/>
      <style:text-properties fo:color="#2c3756" style:font-name="FreeSans" fo:font-size="16pt" fo:letter-spacing="0.0138in" fo:font-style="normal" officeooo:rsid="0032fd2a" officeooo:paragraph-rsid="00d62c03" style:font-size-asian="16pt" style:font-style-asian="normal" style:font-size-complex="16pt" style:font-style-complex="normal"/>
    </style:style>
    <style:style style:name="P96" style:family="paragraph" style:parent-style-name="Standard">
      <style:paragraph-properties fo:line-height="115%" fo:break-before="page"/>
      <style:text-properties fo:color="#2c3756" style:font-name="Lora" fo:font-size="20pt" fo:letter-spacing="0.0138in" fo:font-style="italic" officeooo:rsid="0028059c" officeooo:paragraph-rsid="0028059c" style:font-size-asian="20pt" style:font-style-asian="italic" style:font-size-complex="20pt" style:font-style-complex="italic"/>
    </style:style>
    <style:style style:name="P97" style:family="paragraph" style:parent-style-name="Footnote">
      <style:text-properties style:font-name="FreeSans" officeooo:rsid="01238f9e" officeooo:paragraph-rsid="01238f9e"/>
    </style:style>
    <style:style style:name="P98" style:family="paragraph" style:parent-style-name="Footnote">
      <style:text-properties style:font-name="FreeSans" officeooo:rsid="01238f9e" officeooo:paragraph-rsid="01565a60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138in" officeooo:rsid="004f15ca" officeooo:paragraph-rsid="004f15ca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138in" officeooo:rsid="0054c814" officeooo:paragraph-rsid="00f1af49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138in" officeooo:rsid="0054c814" officeooo:paragraph-rsid="005bbe76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138in" officeooo:rsid="0054c814" officeooo:paragraph-rsid="005eefd9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138in" officeooo:rsid="006447c7" officeooo:paragraph-rsid="01234442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138in" officeooo:rsid="006447c7" officeooo:paragraph-rsid="006447c7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138in" officeooo:rsid="0057b1f6" officeooo:paragraph-rsid="00f1af49" style:font-size-asian="14pt" style:font-size-complex="14pt"/>
    </style:style>
    <style:style style:name="P106" style:family="paragraph" style:parent-style-name="Standard" style:list-style-name="L1">
      <style:paragraph-properties fo:line-height="115%"/>
      <style:text-properties style:font-name="FreeSans" fo:font-size="14pt" fo:letter-spacing="0.0138in" officeooo:rsid="006b2a35" officeooo:paragraph-rsid="006b2a35" style:font-size-asian="14pt" style:font-size-complex="14pt"/>
    </style:style>
    <style:style style:name="P107" style:family="paragraph" style:parent-style-name="Standard" style:list-style-name="L1">
      <style:paragraph-properties fo:line-height="115%"/>
      <style:text-properties style:font-name="FreeSans" fo:font-size="14pt" fo:letter-spacing="0.0138in" officeooo:rsid="00599694" officeooo:paragraph-rsid="005eefd9" style:font-size-asian="14pt" style:font-size-complex="14pt"/>
    </style:style>
    <style:style style:name="P108" style:family="paragraph" style:parent-style-name="Table_20_Contents">
      <style:text-properties officeooo:paragraph-rsid="011123c6"/>
    </style:style>
    <style:style style:name="P109" style:family="paragraph" style:parent-style-name="Table_20_Contents">
      <style:text-properties officeooo:paragraph-rsid="013ef377"/>
    </style:style>
    <style:style style:name="P110" style:family="paragraph" style:parent-style-name="Table_20_Contents">
      <style:text-properties officeooo:paragraph-rsid="01413d32"/>
    </style:style>
    <style:style style:name="P111" style:family="paragraph" style:parent-style-name="Table_20_Contents">
      <style:text-properties style:font-name="FreeSans" fo:font-size="11pt" officeooo:rsid="009a4565" officeooo:paragraph-rsid="015dc299" fo:background-color="transparent" style:font-size-asian="11pt" style:font-size-complex="11pt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15dc299" style:font-size-asian="12pt" style:font-size-complex="12pt"/>
    </style:style>
    <style:style style:name="P113" style:family="paragraph" style:parent-style-name="Table_20_Contents">
      <style:text-properties officeooo:paragraph-rsid="015dc299"/>
    </style:style>
    <style:style style:name="P114" style:family="paragraph" style:parent-style-name="Table_20_Contents">
      <style:text-properties officeooo:paragraph-rsid="00a27337"/>
    </style:style>
    <style:style style:name="P115" style:family="paragraph">
      <loext:graphic-properties draw:fill-color="#2c3756"/>
    </style:style>
    <style:style style:name="P116" style:family="paragraph"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7" style:family="paragraph">
      <loext:graphic-properties draw:fill="none" draw:fill-color="#ffffff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P118" style:family="paragraph">
      <loext:graphic-properties draw:fill-color="#e6f0bb"/>
      <style:paragraph-properties fo:margin-left="0in" fo:margin-right="0in" fo:margin-top="0in" fo:margin-bottom="0in" fo:line-height="15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118in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text-shadow="1pt 1pt" style:font-style-asian="italic" style:font-style-complex="italic"/>
    </style:style>
    <style:style style:name="T13" style:family="text">
      <style:text-properties fo:font-style="italic" fo:text-shadow="1pt 1pt" officeooo:rsid="011cca64" style:font-style-asian="italic" style:font-style-complex="italic"/>
    </style:style>
    <style:style style:name="T14" style:family="text">
      <style:text-properties fo:font-style="italic" fo:text-shadow="1pt 1pt" officeooo:rsid="011cca64" style:font-style-asian="italic" style:font-style-complex="italic"/>
    </style:style>
    <style:style style:name="T15" style:family="text">
      <style:text-properties fo:font-style="italic" fo:text-shadow="1pt 1pt" officeooo:rsid="011e7949" style:font-style-asian="italic" style:font-style-complex="italic"/>
    </style:style>
    <style:style style:name="T16" style:family="text">
      <style:text-properties fo:font-style="italic" fo:text-shadow="1pt 1pt" officeooo:rsid="011e7949" style:font-style-asian="italic" style:font-style-complex="italic"/>
    </style:style>
    <style:style style:name="T17" style:family="text">
      <style:text-properties fo:font-style="italic" fo:text-shadow="1pt 1pt" officeooo:rsid="014d2442" style:font-style-asian="italic" style:font-style-complex="italic"/>
    </style:style>
    <style:style style:name="T18" style:family="text">
      <style:text-properties fo:font-style="italic" fo:text-shadow="1pt 1pt" fo:font-weight="bold" officeooo:rsid="011cca64" style:font-style-asian="italic" style:font-weight-asian="bold" style:font-style-complex="italic" style:font-weight-complex="bold"/>
    </style:style>
    <style:style style:name="T19" style:family="text">
      <style:text-properties fo:font-style="italic" fo:text-shadow="1pt 1pt" fo:font-weight="bold" officeooo:rsid="011e7949" style:font-style-asian="italic" style:font-weight-asian="bold" style:font-style-complex="italic" style:font-weight-complex="bold"/>
    </style:style>
    <style:style style:name="T20" style:family="text">
      <style:text-properties fo:font-style="italic" fo:text-shadow="1pt 1pt" fo:font-weight="bold" officeooo:rsid="014a52fe" style:font-style-asian="italic" style:font-weight-asian="bold" style:font-style-complex="italic" style:font-weight-complex="bold"/>
    </style:style>
    <style:style style:name="T21" style:family="text">
      <style:text-properties fo:font-style="italic" fo:text-shadow="1pt 1pt" officeooo:rsid="011cca64" fo:background-color="transparent" loext:char-shading-value="0" style:font-style-asian="italic" style:font-style-complex="italic"/>
    </style:style>
    <style:style style:name="T22" style:family="text">
      <style:text-properties fo:font-style="italic" fo:text-shadow="1pt 1pt" officeooo:rsid="011cca64" fo:background-color="transparent" loext:char-shading-value="0" style:font-style-asian="italic" style:font-style-complex="italic"/>
    </style:style>
    <style:style style:name="T23" style:family="text">
      <style:text-properties fo:font-style="italic" fo:text-shadow="1pt 1pt" officeooo:rsid="011e7949" fo:background-color="transparent" loext:char-shading-value="0" style:font-style-asian="italic" style:font-style-complex="italic"/>
    </style:style>
    <style:style style:name="T24" style:family="text">
      <style:text-properties fo:font-style="italic" fo:text-shadow="1pt 1pt" officeooo:rsid="011e7949" fo:background-color="transparent" loext:char-shading-value="0" style:font-style-asian="italic" style:font-style-complex="italic"/>
    </style:style>
    <style:style style:name="T25" style:family="text">
      <style:text-properties officeooo:rsid="004abc32"/>
    </style:style>
    <style:style style:name="T26" style:family="text">
      <style:text-properties officeooo:rsid="004daecd"/>
    </style:style>
    <style:style style:name="T27" style:family="text">
      <style:text-properties officeooo:rsid="0056037d"/>
    </style:style>
    <style:style style:name="T28" style:family="text">
      <style:text-properties officeooo:rsid="0056880a"/>
    </style:style>
    <style:style style:name="T29" style:family="text">
      <style:text-properties officeooo:rsid="005e11f2"/>
    </style:style>
    <style:style style:name="T30" style:family="text">
      <style:text-properties officeooo:rsid="00643b5b"/>
    </style:style>
    <style:style style:name="T31" style:family="text">
      <style:text-properties officeooo:rsid="006447c7"/>
    </style:style>
    <style:style style:name="T32" style:family="text">
      <style:text-properties officeooo:rsid="006e77e3"/>
    </style:style>
    <style:style style:name="T33" style:family="text">
      <style:text-properties officeooo:rsid="00754dc6"/>
    </style:style>
    <style:style style:name="T34" style:family="text">
      <style:text-properties officeooo:rsid="00781c0a"/>
    </style:style>
    <style:style style:name="T35" style:family="text">
      <style:text-properties officeooo:rsid="007be56f"/>
    </style:style>
    <style:style style:name="T36" style:family="text">
      <style:text-properties officeooo:rsid="008266cf"/>
    </style:style>
    <style:style style:name="T37" style:family="text">
      <style:text-properties officeooo:rsid="0082c6f3"/>
    </style:style>
    <style:style style:name="T38" style:family="text">
      <style:text-properties officeooo:rsid="0084dcd5"/>
    </style:style>
    <style:style style:name="T39" style:family="text">
      <style:text-properties officeooo:rsid="0086fbf3"/>
    </style:style>
    <style:style style:name="T40" style:family="text">
      <style:text-properties officeooo:rsid="008a52dc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8a52dc" style:font-weight-asian="normal" style:font-weight-complex="normal"/>
    </style:style>
    <style:style style:name="T43" style:family="text">
      <style:text-properties fo:font-weight="normal" officeooo:rsid="008f7733" style:font-weight-asian="normal" style:font-weight-complex="normal"/>
    </style:style>
    <style:style style:name="T44" style:family="text">
      <style:text-properties fo:font-weight="normal" officeooo:rsid="011398e8" style:font-weight-asian="normal" style:font-weight-complex="normal"/>
    </style:style>
    <style:style style:name="T45" style:family="text">
      <style:text-properties fo:font-weight="normal" officeooo:rsid="01513a0e" style:font-weight-asian="normal" style:font-weight-complex="normal"/>
    </style:style>
    <style:style style:name="T46" style:family="text">
      <style:text-properties officeooo:rsid="008b7029"/>
    </style:style>
    <style:style style:name="T47" style:family="text">
      <style:text-properties officeooo:rsid="008d5e7e"/>
    </style:style>
    <style:style style:name="T48" style:family="text">
      <style:text-properties officeooo:rsid="00926a52"/>
    </style:style>
    <style:style style:name="T49" style:family="text">
      <style:text-properties officeooo:rsid="00927cb8"/>
    </style:style>
    <style:style style:name="T50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51" style:family="text">
      <style:text-properties style:use-window-font-color="true" style:text-outline="false" style:text-position="0% 100%" style:font-name="FreeSans" fo:font-size="11pt" fo:font-style="normal" fo:text-shadow="1pt 1pt" fo:font-weight="normal" officeooo:rsid="011123c6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use-window-font-color="true" style:text-outline="false" style:text-position="0% 100%" style:font-name="FreeSans" fo:font-size="11pt" fo:font-style="normal" fo:text-shadow="1pt 1pt" fo:font-weight="normal" officeooo:rsid="011123c6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use-window-font-color="true" style:text-outline="false" style:text-position="0% 100%" style:font-name="FreeSans" fo:font-size="11pt" fo:font-style="normal" fo:text-shadow="none" fo:font-weight="normal" officeooo:rsid="011123c6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use-window-font-color="true" style:text-outline="false" style:text-position="0% 100%" style:font-name="FreeSans" fo:font-size="11pt" fo:font-style="normal" fo:text-shadow="none" fo:font-weight="normal" officeooo:rsid="013a64bd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use-window-font-color="true" style:text-outline="false" style:text-position="0% 100%" style:font-name="FreeSans" fo:font-size="11pt" fo:font-style="normal" fo:text-shadow="none" fo:font-weight="normal" officeooo:rsid="011123c6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use-window-font-color="true" style:text-outline="false" style:text-position="0% 100%" style:font-name="FreeSans" fo:font-size="11pt" fo:font-style="normal" fo:text-shadow="none" fo:font-weight="normal" officeooo:rsid="013a64bd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use-window-font-color="true" style:text-outline="false" style:text-position="0% 100%" style:font-name="FreeSans" fo:font-size="11pt" fo:font-style="normal" fo:text-shadow="none" fo:font-weight="normal" officeooo:rsid="0145be79" fo:background-color="#add58a" loext:char-shading-value="0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use-window-font-color="true" style:text-outline="false" style:text-position="0% 100%" style:font-name="FreeSans" fo:font-size="11pt" fo:font-style="normal" fo:text-shadow="none" fo:font-weight="normal" officeooo:rsid="011123c6" fo:background-color="#add58a" loext:char-shading-value="0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use-window-font-color="true" style:text-outline="false" style:text-position="0% 100%" fo:font-style="normal" fo:text-shadow="none" fo:font-weight="normal" style:font-style-asian="normal" style:font-weight-asian="normal" style:font-style-complex="normal" style:font-weight-complex="normal"/>
    </style:style>
    <style:style style:name="T60" style:family="text">
      <style:text-properties style:use-window-font-color="true" style:text-outline="false" style:text-position="0% 100%" fo:font-style="normal" fo:text-shadow="none" fo:font-weight="normal" officeooo:rsid="00fd9a05" style:font-style-asian="normal" style:font-weight-asian="normal" style:font-style-complex="normal" style:font-weight-complex="normal"/>
    </style:style>
    <style:style style:name="T61" style:family="text">
      <style:text-properties style:use-window-font-color="true" style:text-outline="false" style:text-position="0% 100%" fo:font-style="normal" fo:text-shadow="none" fo:font-weight="normal" officeooo:rsid="013f37ec" style:font-style-asian="normal" style:font-weight-asian="normal" style:font-style-complex="normal" style:font-weight-complex="normal"/>
    </style:style>
    <style:style style:name="T62" style:family="text">
      <style:text-properties style:use-window-font-color="true" style:text-outline="false" style:text-position="0% 100%" fo:font-style="normal" fo:text-shadow="1pt 1pt" fo:font-weight="normal" officeooo:rsid="010e222e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text-outline="false" style:text-position="0% 100%" fo:font-style="normal" fo:text-shadow="1pt 1pt" fo:font-weight="normal" officeooo:rsid="013a64bd" style:font-style-asian="normal" style:font-weight-asian="normal" style:font-style-complex="normal" style:font-weight-complex="normal"/>
    </style:style>
    <style:style style:name="T64" style:family="text">
      <style:text-properties style:use-window-font-color="true" style:text-outline="false" style:text-position="0% 100%" fo:font-style="normal" fo:text-shadow="1pt 1pt" fo:font-weight="normal" officeooo:rsid="013a8c25" style:font-style-asian="normal" style:font-weight-asian="normal" style:font-style-complex="normal" style:font-weight-complex="normal"/>
    </style:style>
    <style:style style:name="T65" style:family="text">
      <style:text-properties style:use-window-font-color="true" style:text-outline="false" style:text-position="0% 100%" fo:font-style="normal" fo:text-shadow="1pt 1pt" fo:font-weight="bold" officeooo:rsid="013a64bd" style:font-style-asian="normal" style:font-weight-asian="bold" style:font-style-complex="normal" style:font-weight-complex="bold"/>
    </style:style>
    <style:style style:name="T66" style:family="text">
      <style:text-properties style:use-window-font-color="true" style:text-outline="false" style:text-position="0% 100%" fo:font-style="normal" fo:text-shadow="1pt 1pt" fo:font-weight="bold" officeooo:rsid="013a8c25" style:font-style-asian="normal" style:font-weight-asian="bold" style:font-style-complex="normal" style:font-weight-complex="bold"/>
    </style:style>
    <style:style style:name="T67" style:family="text">
      <style:text-properties style:use-window-font-color="true" style:text-outline="false" style:text-position="0% 100%" fo:font-style="italic" fo:text-shadow="1pt 1pt" fo:font-weight="normal" officeooo:rsid="013a64bd" style:font-style-asian="italic" style:font-weight-asian="normal" style:font-style-complex="italic" style:font-weight-complex="normal"/>
    </style:style>
    <style:style style:name="T68" style:family="text">
      <style:text-properties style:use-window-font-color="true" style:text-outline="false" style:text-position="0% 100%" fo:font-style="italic" fo:text-shadow="1pt 1pt" fo:font-weight="normal" officeooo:rsid="013a8c25" style:font-style-asian="italic" style:font-weight-asian="normal" style:font-style-complex="italic" style:font-weight-complex="normal"/>
    </style:style>
    <style:style style:name="T69" style:family="text">
      <style:text-properties style:use-window-font-color="true" style:text-outline="false" style:text-position="0% 100%" fo:font-style="italic" fo:text-shadow="1pt 1pt" fo:font-weight="normal" officeooo:rsid="010e222e" style:font-style-asian="italic" style:font-weight-asian="normal" style:font-style-complex="italic" style:font-weight-complex="normal"/>
    </style:style>
    <style:style style:name="T70" style:family="text">
      <style:text-properties style:use-window-font-color="true" style:text-outline="false" fo:font-style="normal" fo:text-shadow="none" fo:font-weight="normal" style:font-style-asian="normal" style:font-weight-asian="normal" style:font-style-complex="normal" style:font-weight-complex="normal"/>
    </style:style>
    <style:style style:name="T71" style:family="text">
      <style:text-properties officeooo:rsid="00b426a3"/>
    </style:style>
    <style:style style:name="T72" style:family="text">
      <style:text-properties fo:text-shadow="none" officeooo:rsid="00d3510f"/>
    </style:style>
    <style:style style:name="T73" style:family="text">
      <style:text-properties fo:text-shadow="none" style:text-underline-style="none" fo:font-weight="bold" style:font-weight-asian="bold" style:font-weight-complex="bold"/>
    </style:style>
    <style:style style:name="T74" style:family="text">
      <style:text-properties style:text-outline="false" fo:font-style="normal" fo:text-shadow="none" style:font-style-asian="normal" style:font-style-complex="normal"/>
    </style:style>
    <style:style style:name="T75" style:family="text">
      <style:text-properties style:text-outline="false" fo:font-style="normal" fo:text-shadow="none" officeooo:rsid="010e222e" style:font-style-asian="normal" style:font-style-complex="normal"/>
    </style:style>
    <style:style style:name="T76" style:family="text">
      <style:text-properties style:text-outline="false" fo:font-style="normal" fo:text-shadow="none" officeooo:rsid="01110f6d" style:font-style-asian="normal" style:font-style-complex="normal"/>
    </style:style>
    <style:style style:name="T77" style:family="text">
      <style:text-properties style:text-outline="false" fo:font-style="normal" fo:text-shadow="none" officeooo:rsid="011123c6" style:font-style-asian="normal" style:font-style-complex="normal"/>
    </style:style>
    <style:style style:name="T78" style:family="text">
      <style:text-properties style:text-outline="false" fo:font-style="normal" fo:text-shadow="none" officeooo:rsid="0117022b" style:font-style-asian="normal" style:font-style-complex="normal"/>
    </style:style>
    <style:style style:name="T79" style:family="text">
      <style:text-properties style:text-outline="false" fo:font-style="normal" fo:text-shadow="none" officeooo:rsid="0118f9dc" style:font-style-asian="normal" style:font-style-complex="normal"/>
    </style:style>
    <style:style style:name="T80" style:family="text">
      <style:text-properties style:text-outline="false" fo:font-style="normal" fo:text-shadow="none" officeooo:rsid="011a0bc0" style:font-style-asian="normal" style:font-style-complex="normal"/>
    </style:style>
    <style:style style:name="T81" style:family="text">
      <style:text-properties style:text-outline="false" fo:font-style="normal" fo:text-shadow="none" officeooo:rsid="011ad85b" style:font-style-asian="normal" style:font-style-complex="normal"/>
    </style:style>
    <style:style style:name="T82" style:family="text">
      <style:text-properties style:text-outline="false" fo:font-style="normal" fo:text-shadow="none" officeooo:rsid="012c5f0b" style:font-style-asian="normal" style:font-style-complex="normal"/>
    </style:style>
    <style:style style:name="T83" style:family="text">
      <style:text-properties style:text-outline="false" fo:font-style="normal" fo:text-shadow="none" officeooo:rsid="012e0eaf" style:font-style-asian="normal" style:font-style-complex="normal"/>
    </style:style>
    <style:style style:name="T84" style:family="text">
      <style:text-properties style:text-outline="false" fo:font-style="normal" fo:text-shadow="none" officeooo:rsid="0134eceb" style:font-style-asian="normal" style:font-style-complex="normal"/>
    </style:style>
    <style:style style:name="T85" style:family="text">
      <style:text-properties style:text-outline="false" fo:font-style="normal" fo:text-shadow="none" officeooo:rsid="013a64bd" style:font-style-asian="normal" style:font-style-complex="normal"/>
    </style:style>
    <style:style style:name="T86" style:family="text">
      <style:text-properties style:text-outline="false" fo:font-style="normal" fo:text-shadow="none" officeooo:rsid="013a8c25" style:font-style-asian="normal" style:font-style-complex="normal"/>
    </style:style>
    <style:style style:name="T87" style:family="text">
      <style:text-properties style:text-outline="false" fo:font-style="normal" fo:text-shadow="none" officeooo:rsid="013ef377" style:font-style-asian="normal" style:font-style-complex="normal"/>
    </style:style>
    <style:style style:name="T88" style:family="text">
      <style:text-properties style:text-outline="false" fo:font-style="normal" fo:text-shadow="none" officeooo:rsid="01467bdb" style:font-style-asian="normal" style:font-style-complex="normal"/>
    </style:style>
    <style:style style:name="T89" style:family="text">
      <style:text-properties style:text-outline="false" fo:font-style="normal" fo:text-shadow="none" fo:background-color="#add58a" loext:char-shading-value="0" style:font-style-asian="normal" style:font-style-complex="normal"/>
    </style:style>
    <style:style style:name="T90" style:family="text">
      <style:text-properties style:text-outline="false" fo:font-style="normal" fo:text-shadow="none" officeooo:rsid="0118f9dc" fo:background-color="#add58a" loext:char-shading-value="0" style:font-style-asian="normal" style:font-style-complex="normal"/>
    </style:style>
    <style:style style:name="T91" style:family="text">
      <style:text-properties style:text-outline="false" fo:font-style="normal" fo:text-shadow="none" officeooo:rsid="014d2442" fo:background-color="#add58a" loext:char-shading-value="0" style:font-style-asian="normal" style:font-style-complex="normal"/>
    </style:style>
    <style:style style:name="T92" style:family="text">
      <style:text-properties style:text-outline="false" fo:font-style="normal" fo:text-shadow="none" officeooo:rsid="011ad85b" fo:background-color="#add58a" loext:char-shading-value="0" style:font-style-asian="normal" style:font-style-complex="normal"/>
    </style:style>
    <style:style style:name="T93" style:family="text">
      <style:text-properties style:text-outline="false" fo:font-style="normal" fo:text-shadow="1pt 1pt" style:font-style-asian="normal" style:font-style-complex="normal"/>
    </style:style>
    <style:style style:name="T94" style:family="text">
      <style:text-properties style:text-outline="false" fo:font-style="normal" fo:text-shadow="1pt 1pt" officeooo:rsid="010e222e" style:font-style-asian="normal" style:font-style-complex="normal"/>
    </style:style>
    <style:style style:name="T95" style:family="text">
      <style:text-properties style:text-outline="false" fo:font-style="normal" fo:text-shadow="1pt 1pt" officeooo:rsid="012c5f0b" style:font-style-asian="normal" style:font-style-complex="normal"/>
    </style:style>
    <style:style style:name="T96" style:family="text">
      <style:text-properties style:text-outline="false" fo:font-style="normal" fo:text-shadow="1pt 1pt" fo:background-color="#add58a" loext:char-shading-value="0" style:font-style-asian="normal" style:font-style-complex="normal"/>
    </style:style>
    <style:style style:name="T97" style:family="text">
      <style:text-properties style:text-outline="false" fo:font-style="italic" fo:text-shadow="none" officeooo:rsid="011ad85b" style:font-style-asian="italic" style:font-style-complex="italic"/>
    </style:style>
    <style:style style:name="T98" style:family="text">
      <style:text-properties style:text-outline="false" fo:font-style="italic" fo:text-shadow="none" officeooo:rsid="011ad85b" fo:background-color="#add58a" loext:char-shading-value="0" style:font-style-asian="italic" style:font-style-complex="italic"/>
    </style:style>
    <style:style style:name="T99" style:family="text">
      <style:text-properties style:text-outline="false" style:text-position="super 58%" fo:font-style="normal" fo:text-shadow="none" officeooo:rsid="012e9672" style:font-style-asian="normal" style:font-style-complex="normal"/>
    </style:style>
    <style:style style:name="T100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101" style:family="text">
      <style:text-properties fo:color="#405e01" style:text-outline="false" style:text-position="super 58%" fo:font-style="normal" fo:text-shadow="none" fo:font-weight="bold" style:font-style-asian="normal" style:font-weight-asian="bold" style:font-style-complex="normal" style:font-weight-complex="bold"/>
    </style:style>
    <style:style style:name="T102" style:family="text">
      <style:text-properties fo:color="#405e01" style:text-outline="false" style:text-position="super 58%" fo:font-style="normal" fo:text-shadow="none" fo:font-weight="bold" officeooo:rsid="00d2d135" style:font-style-asian="normal" style:font-weight-asian="bold" style:font-style-complex="normal" style:font-weight-complex="bold"/>
    </style:style>
    <style:style style:name="T103" style:family="text">
      <style:text-properties officeooo:rsid="00d3510f"/>
    </style:style>
    <style:style style:name="T104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105" style:family="text">
      <style:text-properties style:font-name="Lora" fo:font-size="25pt" fo:font-style="italic" fo:text-shadow="none" style:text-underline-style="none" fo:font-weight="normal" officeooo:rsid="00de7159" style:font-size-asian="25pt" style:font-style-asian="italic" style:font-weight-asian="normal" style:font-size-complex="25pt" style:font-style-complex="italic" style:font-weight-complex="normal"/>
    </style:style>
    <style:style style:name="T106" style:family="text">
      <style:text-properties officeooo:rsid="00e2854f"/>
    </style:style>
    <style:style style:name="T107" style:family="text">
      <style:text-properties officeooo:rsid="00e48366"/>
    </style:style>
    <style:style style:name="T108" style:family="text">
      <style:text-properties officeooo:rsid="00e756ba"/>
    </style:style>
    <style:style style:name="T109" style:family="text">
      <style:text-properties officeooo:rsid="00e8b491"/>
    </style:style>
    <style:style style:name="T110" style:family="text">
      <style:text-properties officeooo:rsid="00ee54dc"/>
    </style:style>
    <style:style style:name="T111" style:family="text">
      <style:text-properties officeooo:rsid="00efb7cb"/>
    </style:style>
    <style:style style:name="T112" style:family="text">
      <style:text-properties officeooo:rsid="00e9dcd1"/>
    </style:style>
    <style:style style:name="T113" style:family="text">
      <style:text-properties officeooo:rsid="00e7df50"/>
    </style:style>
    <style:style style:name="T114" style:family="text">
      <style:text-properties officeooo:rsid="00f55167"/>
    </style:style>
    <style:style style:name="T115" style:family="text">
      <style:text-properties officeooo:rsid="00f8cee0"/>
    </style:style>
    <style:style style:name="T116" style:family="text">
      <style:text-properties officeooo:rsid="010436dd"/>
    </style:style>
    <style:style style:name="T117" style:family="text">
      <style:text-properties officeooo:rsid="0106aee1"/>
    </style:style>
    <style:style style:name="T118" style:family="text">
      <style:text-properties officeooo:rsid="010ba5c8"/>
    </style:style>
    <style:style style:name="T119" style:family="text">
      <style:text-properties officeooo:rsid="011e7949"/>
    </style:style>
    <style:style style:name="T120" style:family="text">
      <style:text-properties officeooo:rsid="011e7949"/>
    </style:style>
    <style:style style:name="T121" style:family="text">
      <style:text-properties officeooo:rsid="0134eceb"/>
    </style:style>
    <style:style style:name="T122" style:family="text">
      <style:text-properties officeooo:rsid="013867e5"/>
    </style:style>
    <style:style style:name="T123" style:family="text">
      <style:text-properties officeooo:rsid="013d462d"/>
    </style:style>
    <style:style style:name="T124" style:family="text">
      <style:text-properties officeooo:rsid="013ef377"/>
    </style:style>
    <style:style style:name="T125" style:family="text">
      <style:text-properties officeooo:rsid="01403d78"/>
    </style:style>
    <style:style style:name="T126" style:family="text">
      <style:text-properties officeooo:rsid="01413d32"/>
    </style:style>
    <style:style style:name="T127" style:family="text">
      <style:text-properties officeooo:rsid="014437c7"/>
    </style:style>
    <style:style style:name="T128" style:family="text">
      <style:text-properties officeooo:rsid="0145be79"/>
    </style:style>
    <style:style style:name="T129" style:family="text">
      <style:text-properties officeooo:rsid="014d2442"/>
    </style:style>
    <style:style style:name="T130" style:family="text">
      <style:text-properties officeooo:rsid="014f7f2e"/>
    </style:style>
    <style:style style:name="T131" style:family="text">
      <style:text-properties officeooo:rsid="0154c510"/>
    </style:style>
    <style:style style:name="T132" style:family="text">
      <style:text-properties officeooo:rsid="01565a60"/>
    </style:style>
    <style:style style:name="T133" style:family="text">
      <style:text-properties fo:background-color="transparent" loext:char-shading-value="0"/>
    </style:style>
    <style:style style:name="T134" style:family="text">
      <style:text-properties officeooo:rsid="011e7949" fo:background-color="transparent" loext:char-shading-value="0"/>
    </style:style>
    <style:style style:name="T135" style:family="text">
      <style:text-properties officeooo:rsid="011e7949" fo:background-color="transparent" loext:char-shading-value="0"/>
    </style:style>
    <style:style style:name="T136" style:family="text">
      <style:text-properties fo:background-color="transparent" loext:char-shading-value="0"/>
    </style:style>
    <style:style style:name="T137" style:family="text"/>
    <style:style style:name="T138" style:family="text">
      <style:text-properties officeooo:rsid="015dc299"/>
    </style:style>
    <style:style style:name="T139" style:family="text">
      <style:text-properties style:font-name="FreeSans" fo:font-size="11pt" officeooo:rsid="012c5f0b" fo:background-color="transparent" loext:char-shading-value="0" style:font-size-asian="11pt" style:font-size-complex="11pt"/>
    </style:style>
    <style:style style:name="T140" style:family="text">
      <style:text-properties style:font-name="FreeSans" fo:font-size="11pt" officeooo:rsid="0134eceb" fo:background-color="transparent" loext:char-shading-value="0" style:font-size-asian="11pt" style:font-size-complex="11pt"/>
    </style:style>
    <style:style style:name="T141" style:family="text">
      <style:text-properties style:font-name="FreeSans" fo:font-size="11pt" officeooo:rsid="013867e5" fo:background-color="transparent" loext:char-shading-value="0" style:font-size-asian="11pt" style:font-size-complex="11pt"/>
    </style:style>
    <style:style style:name="T142" style:family="text">
      <style:text-properties style:font-name="FreeSans" fo:font-size="11pt" officeooo:rsid="015dc299" fo:background-color="transparent" loext:char-shading-value="0" style:font-size-asian="11pt" style:font-size-complex="11pt"/>
    </style:style>
    <style:style style:name="T143" style:family="text">
      <style:text-properties style:font-name="FreeSans" fo:font-size="11pt" officeooo:rsid="003d84f4" style:font-size-asian="11pt" style:font-size-complex="11pt"/>
    </style:style>
    <style:style style:name="T144" style:family="text">
      <style:text-properties style:font-name="FreeSans" fo:font-size="11pt" officeooo:rsid="015dc299" style:font-size-asian="11pt" style:font-size-complex="11pt"/>
    </style:style>
    <style:style style:name="T145" style:family="text">
      <style:text-properties style:font-name="FreeSans" fo:font-size="11pt" fo:font-weight="bold" officeooo:rsid="003bd18e" style:font-size-asian="11pt" style:font-weight-asian="bold" style:font-size-complex="11pt" style:font-weight-complex="bold"/>
    </style:style>
    <style:style style:name="T146" style:family="text">
      <style:text-properties style:font-name="FreeSans" fo:font-size="11pt" fo:font-weight="bold" officeooo:rsid="003d84f4" style:font-size-asian="11pt" style:font-weight-asian="bold" style:font-size-complex="11pt" style:font-weight-complex="bold"/>
    </style:style>
    <style:style style:name="T147" style:family="text">
      <style:text-properties style:font-name="FreeSans" fo:font-size="11pt" fo:font-weight="normal" officeooo:rsid="003bd18e" style:font-size-asian="11pt" style:font-weight-asian="normal" style:font-size-complex="11pt" style:font-weight-complex="normal"/>
    </style:style>
    <style:style style:name="T148" style:family="text">
      <style:text-properties style:font-name="FreeSans" fo:font-size="11pt" fo:font-weight="normal" officeooo:rsid="015dc299" style:font-size-asian="11pt" style:font-weight-asian="normal" style:font-size-complex="11pt" style:font-weight-complex="normal"/>
    </style:style>
    <style:style style:name="T149" style:family="text">
      <style:text-properties fo:font-style="normal" fo:text-shadow="1pt 1pt" officeooo:rsid="011cca64" style:font-style-asian="normal" style:font-style-complex="normal"/>
    </style:style>
    <style:style style:name="T150" style:family="text">
      <style:text-properties fo:font-style="normal" fo:text-shadow="1pt 1pt" officeooo:rsid="011e7949" style:font-style-asian="normal" style:font-style-complex="normal"/>
    </style:style>
    <style:style style:name="T151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118in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008in" fo:min-width="1.0846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7.2835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3in" svg:stroke-color="#8eb015" draw:marker-start-width="0.1673in" draw:marker-end-width="0.1673in" draw:fill-color="#e6f0bb" draw:textarea-horizontal-align="justify" draw:textarea-vertical-align="top" draw:auto-grow-height="false" fo:min-height="7.7327in" fo:min-width="2.811in" fo:padding-top="0.0091in" fo:padding-bottom="0.0091in" fo:padding-left="0.0091in" fo:padding-right="0.0091in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984in" svg:stroke-color="#2c3756" draw:marker-start-width="0.2862in" draw:marker-end-width="0.2862in" draw:fill-color="#2c3756" draw:textarea-horizontal-align="justify" draw:textarea-vertical-align="middle" draw:auto-grow-height="false" fo:min-height="3.898in" fo:min-width="1.1811in" fo:padding-top="0.0484in" fo:padding-bottom="0.0484in" fo:padding-left="0.0484in" fo:padding-right="0.0484in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4" draw:name="Shape2" draw:style-name="gr1" draw:text-style-name="P115" svg:width="2.363in" svg:height="11.6933in" draw:transform="rotate (-3.14159265358979) translate (8.26805555555555in 11.6930555555556in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2" draw:z-index="0" draw:name="Shape2" draw:style-name="gr4" draw:text-style-name="P115" svg:width="2.363in" svg:height="11.6933in" draw:transform="rotate (-3.14159265358979) translate (2.3625in 11.6930555555556in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9">Caso de prueba <text:span text:style-name="T103">CP03: </text:span><text:span text:style-name="T72">Funcionalidad de ABM de formularios</text:span></text:p>
      <text:p text:style-name="P87"><draw:frame draw:style-name="fr1" draw:name="Image1" text:anchor-type="as-char" svg:width="5.748in" svg:height="2.5984in" draw:z-index="16"><draw:image xlink:href="Pictures/1000020100000226000000FA48EFF3AC67F122C2.png" xlink:type="simple" xlink:show="embed" xlink:actuate="onLoad" loext:mime-type="image/png"/></draw:frame></text:p>
      <text:p text:style-name="P88"><text:span text:style-name="T8">Proyecto </text:span><text:span text:style-name="T5">Colibrí</text:span></text:p>
      <text:p text:style-name="P74"/>
      <text:p text:style-name="P76">Asignatura</text:p>
      <text:p text:style-name="P74">Laboratorio de desarrollo de software</text:p>
      <text:p text:style-name="P74"/>
      <text:p text:style-name="P76">Autor</text:p>
      <text:p text:style-name="P75">Cinthia Lima</text:p>
      <text:p text:style-name="P74"/>
      <text:p text:style-name="P76">Fecha de redacción</text:p>
      <text:p text:style-name="P74"><text:span text:style-name="T2">12</text:span>/<text:span text:style-name="T2">11</text:span>/<text:span text:style-name="T2">2017</text:span></text:p>
      <text:p text:style-name="P94"><draw:custom-shape text:anchor-type="paragraph" draw:z-index="1" draw:name="Shape1" draw:style-name="gr3" draw:text-style-name="P118" svg:width="2.9531in" svg:height="7.8748in" svg:x="0in" svg:y="0in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2" draw:text-style-name="P117" svg:width="2.5594in" svg:height="7.2835in" svg:x="0.1965in" svg:y="0.2953in"><draw:text-box><text:p text:style-name="P116"><text:span text:style-name="T151">En <text:s/>este documento se establecen de manera precisa las condiciones de ejecución, las entradas y salidas esperadas de los diferentes casos de pruebas.</text:span></text:p></draw:text-box></draw:frame></text:p>
      <text:p text:style-name="P96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53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53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53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54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55">Página 6, 7 y 8</text:p>
          </table:table-cell>
        </table:table-row>
      </table:table>
      <text:p text:style-name="P95"><text:span text:style-name="T104">CP0</text:span><text:span text:style-name="T105">3</text:span><text:span text:style-name="T104">: “Funcionalidad de ABM de formularios</text:span><text:span text:style-name="T73">”</text:span></text:p>
      <text:p text:style-name="P90">Descripción <text:span text:style-name="T9">general</text:span></text:p>
      <text:p text:style-name="P80">Mediante este caso de prueba se buscar verificar el correcto funcionamiento de la <text:span text:style-name="T107">creación</text:span>, eliminación y modificación de formularios <text:span text:style-name="T36">del CU03 : “ABM de formularios”</text:span>. <text:span text:style-name="T33">Probando cada funcionalidad de manera individual y combinando su valores de entrada.</text:span></text:p>
      <text:p text:style-name="P77"/>
      <text:p text:style-name="P91">Condiciones de ejecución</text:p>
      <text:p text:style-name="P81">Para la ejecución de este caso de prueba debe existir una base de datos <text:span text:style-name="T10">implementada en un servidor</text:span> que posea las entidades “WorkFlow Usuario”, “Gestor de formularios”, “<text:span text:style-name="T108">Formulario</text:span>” <text:span text:style-name="T108">y</text:span> “<text:span text:style-name="T108">Campo</text:span>” <text:span text:style-name="T108">(Campo Texto, Área Texto, Lista Desplegable, Lista checkbox, Lista radio button, Fecha)</text:span>.</text:p>
      <text:p text:style-name="P83">También se debe hacer el previo inicio de sesión con permisos de <text:span text:style-name="T109">gestor de formularios</text:span> para <text:span text:style-name="T25">poder acceder a las funcionalidades antes mencionadas.</text:span></text:p>
      <text:p text:style-name="P78"/>
      <text:p text:style-name="P92">Entrada</text:p>
      <text:p text:style-name="P82">Se realizaran 3 secuencias de pruebas, una para cada funcionalidad del ABM (Alta, Baja y Modificación <text:span text:style-name="T11">de formularios</text:span>)</text:p>
      <text:p text:style-name="P83">Se <text:span text:style-name="T26">describirán tres paso a paso para cada funcionalidad:</text:span></text:p>
      <text:list xml:id="list878927612" text:style-name="L1">
        <text:list-item>
          <text:p text:style-name="P99">Alta de formularios</text:p>
          <text:list>
            <text:list-item>
              <text:p text:style-name="P100">Paso 1: <text:span text:style-name="T27">Se ingresa al sistema Colibrí con un usuario con permisos de creación de formulario.</text:span></text:p>
            </text:list-item>
            <text:list-item>
              <text:p text:style-name="P100">Paso 2: <text:span text:style-name="T28">Se selecciona la opción para agregar un nuevo formulario.</text:span></text:p>
            </text:list-item>
            <text:list-item>
              <text:p text:style-name="P100">Paso <text:span text:style-name="T112">3</text:span>: <text:span text:style-name="T31">Se abre la ventana para crear un nuevo formulario.</text:span></text:p>
            </text:list-item>
            <text:list-item>
              <text:p text:style-name="P103">Paso <text:span text:style-name="T112">4</text:span>: <text:span text:style-name="T113">Se completan los campos para dar de alta el formulario: correo de respuestas, marca un opción en caso de que desee recibir las respuestas por correo, titulo, descripción, elegir los </text:span><text:soft-page-break/><text:span text:style-name="T113">destinatarios del formulario y definir una fechas limites. También se <text:s/>darán de alta todos los campos correspondientes</text:span><text:span text:style-name="T113"><text:note text:id="ftn1" text:note-class="footnote"><text:note-citation>1</text:note-citation><text:note-body><text:p text:style-name="P97">La prueba de la alta de campos se realiza en el CP02</text:p></text:note-body></text:note></text:span><text:span text:style-name="T113">.</text:span></text:p>
            </text:list-item>
            <text:list-item>
              <text:p text:style-name="P105">Paso <text:span text:style-name="T112">7</text:span>: <text:span text:style-name="T113">Se publica el nuevo formulario con datos y campos especificados.</text:span></text:p>
            </text:list-item>
          </text:list>
        </text:list-item>
        <text:list-item>
          <text:p text:style-name="P99">Baja de formularios</text:p>
          <text:list>
            <text:list-item>
              <text:p text:style-name="P101">Paso 1: <text:span text:style-name="T27">Se ingresa al sistema Colibrí con un usuario con permisos de administrador.</text:span></text:p>
            </text:list-item>
            <text:list-item>
              <text:p text:style-name="P101">Paso 2: <text:span text:style-name="T28">Se listan los formularios creados por el gestor.</text:span></text:p>
            </text:list-item>
            <text:list-item>
              <text:p text:style-name="P101">Paso 3: <text:span text:style-name="T28">Se selecciona la opción para dar de baja a un formulario.</text:span></text:p>
            </text:list-item>
            <text:list-item>
              <text:p text:style-name="P104">Paso 4: Se abre una dialogo para confirmar la baja de<text:span text:style-name="T114">l formulario.</text:span></text:p>
            </text:list-item>
            <text:list-item>
              <text:p text:style-name="P101">Paso <text:span text:style-name="T31">5</text:span>: <text:span text:style-name="T29">Se da de baja al formulario.</text:span></text:p>
            </text:list-item>
          </text:list>
        </text:list-item>
        <text:list-item>
          <text:p text:style-name="P99">Modifica<text:span text:style-name="T110">ción</text:span> de formularios</text:p>
          <text:list>
            <text:list-item>
              <text:p text:style-name="P102">Paso 1: <text:span text:style-name="T27">Se ingresa al sistema Colibrí con un usuario con permisos de administrador.</text:span></text:p>
            </text:list-item>
            <text:list-item>
              <text:p text:style-name="P102">Paso 2: <text:span text:style-name="T28">Se listan los formularios creados por el gestor.</text:span></text:p>
            </text:list-item>
            <text:list-item>
              <text:p text:style-name="P102">Paso 3: <text:span text:style-name="T28">Se selecciona la opción para modificar a un formulario.</text:span></text:p>
            </text:list-item>
            <text:list-item>
              <text:p text:style-name="P106">Paso 4: Se abre la ventana para modificar los campos de<text:span text:style-name="T115">l</text:span> formulario <text:span text:style-name="T132">(titulo, correo, etc). También se podrán modificar los campos</text:span><text:span text:style-name="T132"><text:note text:id="ftn2" text:note-class="footnote"><text:note-citation>2</text:note-citation><text:note-body><text:p text:style-name="P98">La prueba de la <text:span text:style-name="T132">modificación</text:span> de campos se realiza en el CP02</text:p></text:note-body></text:note></text:span><text:span text:style-name="T132"> de texto, área de texto, fechas, etc.</text:span></text:p>
            </text:list-item>
            <text:list-item>
              <text:p text:style-name="P107">Paso <text:span text:style-name="T32">6</text:span>: Se <text:span text:style-name="T30">guardan los cambios de las modificaciones.</text:span></text:p>
            </text:list-item>
          </text:list>
        </text:list-item>
      </text:list>
      <text:p text:style-name="P84"/>
      <text:p text:style-name="P92">Resultado esperado</text:p>
      <text:p text:style-name="P85">Poder realizar la alta, baja y modificación de <text:span text:style-name="T35">formularios de manera exitosa.</text:span></text:p>
      <text:p text:style-name="P79"/>
      <text:p text:style-name="P92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112">x</text:p>
          </table:table-cell>
          <table:table-cell table:style-name="Table4.A2" office:value-type="string">
            <text:p text:style-name="P9"/>
          </table:table-cell>
        </table:table-row>
      </table:table>
      <text:p text:style-name="P86"/>
      <text:p text:style-name="P86"/>
      <text:p text:style-name="P86"><text:soft-page-break/>CP0<text:span text:style-name="T111">3</text:span> : Funcionalidad de ABM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0"><text:span text:style-name="T4">Proyecto:</text:span> <text:span text:style-name="T34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1"><text:span text:style-name="T4">Nivel de prueba:</text:span> <text:span text:style-name="T40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5"><text:span text:style-name="T4">ID Caso de uso:</text:span> <text:span text:style-name="T37">CU03</text:span><text:span text:style-name="T102">1</text:span><text:span text:style-name="T37"> → Incluye: CU04, CU05, CU06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1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47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2"><text:span text:style-name="T4">ID Requerimiento:</text:span> <text:span text:style-name="T38">RF02, RF03, RF04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3"><text:span text:style-name="T4">Autor de Caso de prueba:</text:span> <text:span text:style-name="T39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3"><text:span text:style-name="T4">Nombre Escenario:</text:span> <text:span text:style-name="T39">Escenario principal y escenarios alternativos.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3"><text:span text:style-name="T4">Nombre del Probador:</text:span> <text:span text:style-name="T39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3"><text:span text:style-name="T4">Versión del Caso de prueba: </text:span><text:span text:style-name="T43">1.0</text:span></text:p>
          </table:table-cell>
          <table:covered-table-cell/>
          <table:covered-table-cell/>
          <table:table-cell table:style-name="Table1.D5" office:value-type="string">
            <text:p text:style-name="P45">Fecha de creación:</text:p>
          </table:table-cell>
          <table:table-cell table:style-name="Table1.E5" office:value-type="string">
            <text:p text:style-name="P45">Fecha de ejecución:</text:p>
          </table:table-cell>
        </table:table-row>
        <table:table-row>
          <table:table-cell table:style-name="Table1.A6" table:number-columns-spanned="3" office:value-type="string">
            <text:p text:style-name="P45">Nombre Caso de prueba: <text:span text:style-name="T42">Funcionalidad de ABM de formularios</text:span></text:p>
          </table:table-cell>
          <table:covered-table-cell/>
          <table:covered-table-cell/>
          <table:table-cell table:style-name="Table1.D6" office:value-type="string">
            <text:p text:style-name="P14"><text:span text:style-name="T106">12</text:span>/<text:span text:style-name="T46">11</text:span>/<text:span text:style-name="T46">17</text:span></text:p>
          </table:table-cell>
          <table:table-cell table:style-name="Table1.E6" office:value-type="string">
            <text:p text:style-name="P14"><text:span text:style-name="T131">29</text:span>/<text:span text:style-name="T131">05</text:span>/<text:span text:style-name="T131">20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46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5">Se deben tener una computadora con acceso <text:span text:style-name="T48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6">Se debe tener una <text:span text:style-name="T49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7"><text:span text:style-name="T71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46">N.º Paso </text:p>
          </table:table-cell>
          <table:table-cell table:style-name="Table1.A11" office:value-type="string">
            <text:p text:style-name="P46">Condición</text:p>
          </table:table-cell>
          <table:table-cell table:style-name="Table1.A11" office:value-type="string">
            <text:p text:style-name="P46">Valores</text:p>
          </table:table-cell>
          <table:table-cell table:style-name="Table1.A11" office:value-type="string">
            <text:p text:style-name="P46">Resultado Esperado</text:p>
          </table:table-cell>
          <table:table-cell table:style-name="Table1.A7" office:value-type="string">
            <text:p text:style-name="P46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18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2" office:value-type="string">
            <text:p text:style-name="P21">1</text:p>
          </table:table-cell>
          <table:table-cell table:style-name="Table1.B22" office:value-type="string">
            <text:p text:style-name="P20">Se debe ver reflejada en la base de datos 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2">correo-respuestas</text:span><text:span text:style-name="T55"> = arielmachini.pruebas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76">Certificado de alumno regular</text:span></text:p>
            <text:p text:style-name="P58"><text:span text:style-name="T93">descripción</text:span><text:span text:style-name="T74"> = Mediante este formulario se podrán solicitar certificados de alumno regular 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99">4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79">Carrera </text:span><text:span text:style-name="T81">(</text:span><text:span text:style-name="T97">Lista Desplegable</text:span><text:span text:style-name="T81">)</text:span><text:span text:style-name="T79">, </text:span><text:span text:style-name="T80">Cantidad</text:span><text:span text:style-name="T81">(</text:span><text:span text:style-name="T97">Campo </text:span><text:soft-page-break/><text:span text:style-name="T97">Texto</text:span><text:span text:style-name="T81">)</text:span><text:span text:style-name="T74">}</text:span></text:p>
          </table:table-cell>
          <table:table-cell table:style-name="Table1.D22" office:value-type="string">
            <text:p text:style-name="P27">Creación de formulario <text:span text:style-name="T119">con </text:span><text:span text:style-name="T13">titulo </text:span><text:span text:style-name="T15">“</text:span><text:span text:style-name="T13">Certificado de alumno regular”</text:span> en la BD con éxito.</text:p>
            <text:p text:style-name="P32">Y se debe mostrar en la sección de formularios de la página.</text:p>
          </table:table-cell>
          <table:table-cell table:style-name="Table1.E22" office:value-type="string">
            <text:p text:style-name="P28"><text:span text:style-name="T121">Se cr</text:span>ea <text:span text:style-name="T121">un</text:span> formulario <text:span text:style-name="T119">con </text:span><text:span text:style-name="T13">titulo </text:span><text:span text:style-name="T15">“</text:span><text:span text:style-name="T13">Certificado de alumno regular”</text:span> en la BD con éxito.</text:p>
            <text:p text:style-name="P33">Y se <text:span text:style-name="T121">muestra</text:span> en la sección de formularios de la página <text:span text:style-name="T121">para todo el público.</text:span></text:p>
          </table:table-cell>
        </table:table-row>
        <table:table-row>
          <table:table-cell table:style-name="Table1.A22" office:value-type="string">
            <text:p text:style-name="P21">1.2</text:p>
          </table:table-cell>
          <table:table-cell table:style-name="Table1.B22" office:value-type="string">
            <text:p text:style-name="P36">No se debe ver reflejada en la base de datos 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2">correo-respuestas</text:span><text:span text:style-name="T55"> = arielmachini.pruebas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76">Certificado de alumno regular</text:span></text:p>
            <text:p text:style-name="P58"><text:span text:style-name="T93">descripción</text:span><text:span text:style-name="T74"> = Mediante este formulario se podrán solicitar certificados de alumno regular 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-</text:span></text:p>
          </table:table-cell>
          <table:table-cell table:style-name="Table1.D22" office:value-type="string">
            <text:p text:style-name="P36">Mensaje de error advirtiendo que el formulario debe poseer al menos un campo.</text:p>
          </table:table-cell>
          <table:table-cell table:style-name="Table1.E22" office:value-type="string">
            <text:p text:style-name="P36">Se visualiza un mensaje de error advirtiendo que el formulario debe poseer al menos un campo.</text:p>
          </table:table-cell>
        </table:table-row>
        <table:table-row>
          <table:table-cell table:style-name="Table1.A22" office:value-type="string">
            <text:p text:style-name="P21">1.<text:span text:style-name="T121">3</text:span></text:p>
          </table:table-cell>
          <table:table-cell table:style-name="Table1.B22" office:value-type="string">
            <text:p text:style-name="P36">No se debe ver reflejada en la base de datos 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2">correo-respuestas</text:span><text:span text:style-name="T55"> = arielmachini.pruebas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76">Certificado de alumno regular</text:span></text:p>
            <text:p text:style-name="P58"><text:span text:style-name="T93">descripción</text:span><text:span text:style-name="T74"> = Mediante este formulario se podrán solicitar certificados de alumno regular 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</text:span><text:span text:style-name="T84">{Nombre (Campo texto, no obligatorio}</text:span></text:p>
          </table:table-cell>
          <table:table-cell table:style-name="Table1.D22" office:value-type="string">
            <text:p text:style-name="P36">Mensaje de error advirtiendo que el formulario debe poseer al menos un campo <text:span text:style-name="T121">obligatorio en el formulario.</text:span></text:p>
          </table:table-cell>
          <table:table-cell table:style-name="Table1.E22" office:value-type="string">
            <text:p text:style-name="P36">Se visualiza un mensaje de error advirtiendo que el formulario debe poseer al menos un campo <text:span text:style-name="T121">obligatorio.</text:span></text:p>
          </table:table-cell>
        </table:table-row>
        <table:table-row>
          <table:table-cell table:style-name="Table1.A22" office:value-type="string">
            <text:p text:style-name="P21">1.<text:span text:style-name="T122">4</text:span></text:p>
          </table:table-cell>
          <table:table-cell table:style-name="Table1.B22" office:value-type="string">
            <text:p text:style-name="P36"><text:span text:style-name="T121">S</text:span>e debe ver reflejada en la base de datos <text:soft-page-break/>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2">correo-respuestas</text:span><text:span text:style-name="T55"> = arielmachini.pruebas</text:span><text:soft-page-break/><text:span text:style-name="T55">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76">Certificado de alumno regular</text:span></text:p>
            <text:p text:style-name="P58"><text:span text:style-name="T93">descripción</text:span><text:span text:style-name="T74"> = Mediante este formulario se podrán solicitar certificados de alumno regular 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</text:span><text:span text:style-name="T84">{Nombre (Campo texto, obligatorio)}</text:span></text:p>
          </table:table-cell>
          <table:table-cell table:style-name="Table1.D22" office:value-type="string">
            <text:p text:style-name="P29">Creación de formulario <text:span text:style-name="T119">con </text:span><text:span text:style-name="T13">titulo </text:span><text:span text:style-name="T15">“</text:span><text:span text:style-name="T13">Certificado de </text:span><text:soft-page-break/><text:span text:style-name="T13">alumno regular”</text:span> en la BD con éxito.</text:p>
            <text:p text:style-name="P34">Y se debe mostrar en la sección de formularios de la página.</text:p>
          </table:table-cell>
          <table:table-cell table:style-name="Table1.E22" office:value-type="string">
            <text:p text:style-name="P29"><text:span text:style-name="T121">Se c</text:span>rea <text:span text:style-name="T121">un</text:span> formulario <text:span text:style-name="T119">con </text:span><text:span text:style-name="T13">titulo </text:span><text:span text:style-name="T15">“</text:span><text:span text:style-name="T13">Certificado </text:span><text:soft-page-break/><text:span text:style-name="T13">de alumno regular”</text:span> en la BD con éxito.</text:p>
            <text:p text:style-name="P34">Y se <text:span text:style-name="T121">muestra</text:span> en la sección de formularios de la página <text:span text:style-name="T121">para todo el público.</text:span></text:p>
          </table:table-cell>
        </table:table-row>
        <table:table-row>
          <table:table-cell table:style-name="Table1.A22" office:value-type="string">
            <text:p text:style-name="P40">1.5</text:p>
          </table:table-cell>
          <table:table-cell table:style-name="Table1.B22" office:value-type="string">
            <text:p text:style-name="P20">Se debe ver reflejada en la base de datos 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2">correo-respuestas</text:span><text:span text:style-name="T55"> = arielmachini.pruebas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76">Certificado de alumno regular</text:span></text:p>
            <text:p text:style-name="P58"><text:span text:style-name="T93">descripción</text:span><text:span text:style-name="T74"> = Mediante este formulario se podrán solicitar certificados de alumno regular a la Secretaria </text:span><text:span text:style-name="T77">Académica.</text:span></text:p>
            <text:p text:style-name="P59"><text:span text:style-name="T93">Destinatarios</text:span><text:span text:style-name="T74"> = { Usuario</text:span><text:span text:style-name="T83"> registrado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79">Carrera </text:span><text:span text:style-name="T81">(</text:span><text:span text:style-name="T97">Lista Desplegable</text:span><text:span text:style-name="T81">)</text:span><text:span text:style-name="T79">, </text:span><text:span text:style-name="T80">Cantidad</text:span><text:span text:style-name="T81">(</text:span><text:span text:style-name="T97">Campo Texto</text:span><text:span text:style-name="T81">)</text:span><text:span text:style-name="T74">}</text:span></text:p>
          </table:table-cell>
          <table:table-cell table:style-name="Table1.D22" office:value-type="string">
            <text:p text:style-name="P27">Creación de formulario <text:span text:style-name="T119">con </text:span><text:span text:style-name="T13">titulo </text:span><text:span text:style-name="T15">“</text:span><text:span text:style-name="T13">Certificado de alumno regular”</text:span> en la BD con éxito.</text:p>
            <text:p text:style-name="P32">Y se debe mostrar en la sección de formularios de la página.</text:p>
          </table:table-cell>
          <table:table-cell table:style-name="Table1.E22" office:value-type="string">
            <text:p text:style-name="P28"><text:span text:style-name="T121">Se cr</text:span>ea <text:span text:style-name="T121">un</text:span> formulario <text:span text:style-name="T119">con </text:span><text:span text:style-name="T13">titulo </text:span><text:span text:style-name="T15">“</text:span><text:span text:style-name="T13">Certificado de alumno regular”</text:span> en la BD con éxito.</text:p>
            <text:p text:style-name="P33">Y se <text:span text:style-name="T121">muestra</text:span> en la sección de formularios de la págin<text:span text:style-name="T122">a sólo para usuario que inician sesión.</text:span></text:p>
          </table:table-cell>
        </table:table-row>
        <table:table-row>
          <table:table-cell table:style-name="Table1.A22" office:value-type="string">
            <text:p text:style-name="P52">1.6</text:p>
          </table:table-cell>
          <table:table-cell table:style-name="Table1.B22" office:value-type="string">
            <text:p text:style-name="P51">Se debe ver reflejada <text:soft-page-break/>en la base de datos 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1">correo-respuestas</text:span><text:span text:style-name="T53"> = </text:span><text:soft-page-break/><text:span text:style-name="T54">secretariaacademica</text:span><text:span text:style-name="T53">@gmail.com</text:span></text:p>
            <text:p text:style-name="P66"><text:span text:style-name="T95">notificaciones</text:span><text:span text:style-name="T74"> </text:span><text:span text:style-name="T75">= </text:span><text:span text:style-name="T82">tildado</text:span></text:p>
            <text:p text:style-name="P67"><text:span text:style-name="T94">t</text:span><text:span text:style-name="T93">itulo</text:span><text:span text:style-name="T74"> </text:span><text:span text:style-name="T75">= </text:span><text:span text:style-name="T85">Encue</text:span><text:span text:style-name="T86">s</text:span><text:span text:style-name="T85">ta a profesionales</text:span></text:p>
            <text:p text:style-name="P68"><text:span text:style-name="T93">descripción</text:span><text:span text:style-name="T74"> = Mediante </text:span><text:span text:style-name="T85">esta encuesta se busca obtener información personal de los profesores</text:span><text:span text:style-name="T77">.</text:span></text:p>
            <text:p text:style-name="P69"><text:span text:style-name="T93">Destinatarios</text:span><text:span text:style-name="T74"> = { </text:span><text:span text:style-name="T85">Profesores</text:span><text:span text:style-name="T83"> </text:span><text:span text:style-name="T74">}</text:span></text:p>
            <text:p text:style-name="P7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7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71"><text:span text:style-name="T93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85">Título máximo obtenido</text:span><text:span text:style-name="T79"> </text:span><text:span text:style-name="T81">(</text:span><text:span text:style-name="T97">Lista Desplegable</text:span><text:span text:style-name="T81">)</text:span><text:span text:style-name="T74">}</text:span></text:p>
          </table:table-cell>
          <table:table-cell table:style-name="Table1.D22" office:value-type="string">
            <text:p text:style-name="P49">Creación de formulario <text:soft-page-break/><text:span text:style-name="T119">con </text:span><text:span text:style-name="T13">titulo </text:span><text:span text:style-name="T15">“</text:span><text:span text:style-name="T67">Encue</text:span><text:span text:style-name="T68">s</text:span><text:span text:style-name="T67">ta a profesionales</text:span><text:span text:style-name="T13">”</text:span> en la BD con éxito.</text:p>
            <text:p text:style-name="P50">Y se debe mostrar en la sección de formularios de la página.</text:p>
          </table:table-cell>
          <table:table-cell table:style-name="Table1.E18" office:value-type="string">
            <text:p text:style-name="P111"><text:span text:style-name="T121">Se cr</text:span>ea <text:span text:style-name="T121">un</text:span> formulario <text:soft-page-break/><text:span text:style-name="T119">con </text:span><text:span text:style-name="T13">titulo </text:span><text:span text:style-name="T15">“</text:span><text:span text:style-name="T67">Encue</text:span><text:span text:style-name="T68">s</text:span><text:span text:style-name="T67">ta a profesionales</text:span><text:span text:style-name="T13">”</text:span> en la BD con éxito.</text:p>
            <text:p text:style-name="P113"><text:span text:style-name="T139">Y se </text:span><text:span text:style-name="T140">muestra</text:span><text:span text:style-name="T139"> en la sección de formularios de la págin</text:span><text:span text:style-name="T141">a sólo para u</text:span><text:span text:style-name="T142">suarios que tengan el rol “Profesores”.</text:span></text:p>
          </table:table-cell>
        </table:table-row>
        <table:table-row>
          <table:table-cell table:style-name="Table1.A22" office:value-type="string">
            <text:p text:style-name="P40">1.6</text:p>
          </table:table-cell>
          <table:table-cell table:style-name="Table1.B22" office:value-type="string">
            <text:p text:style-name="P37">No se debe ver reflejada en la base de datos la creación de<text:span text:style-name="T117">l nuevo formulario con los detalles y campos especificados.</text:span></text:p>
          </table:table-cell>
          <table:table-cell table:style-name="Table1.C22" office:value-type="string">
            <text:p text:style-name="P62"><text:span text:style-name="T93">correo-respuestas</text:span><text:span text:style-name="T74"> = -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85">Encue</text:span><text:span text:style-name="T86">s</text:span><text:span text:style-name="T85">ta a profesionales</text:span></text:p>
            <text:p text:style-name="P58"><text:span text:style-name="T93">descripción</text:span><text:span text:style-name="T74"> = Mediante </text:span><text:span text:style-name="T85">esta encuesta se busca obtener información personal de los profesores</text:span><text:span text:style-name="T77">.</text:span></text:p>
            <text:p text:style-name="P59"><text:span text:style-name="T93">Destinatarios</text:span><text:span text:style-name="T74"> = { </text:span><text:span text:style-name="T85">Profesores</text:span><text:span text:style-name="T83">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85">Título máximo obtenido</text:span><text:span text:style-name="T79"> </text:span><text:span text:style-name="T81">(</text:span><text:span text:style-name="T97">Lista Desplegable</text:span><text:span text:style-name="T81">)</text:span><text:span text:style-name="T74">}</text:span></text:p>
          </table:table-cell>
          <table:table-cell table:style-name="Table1.D22" office:value-type="string">
            <text:p text:style-name="P37">Mensaje de error advirtiendo que el formulario debe <text:span text:style-name="T123">ingresar una dirección de e-mail valida.</text:span></text:p>
          </table:table-cell>
          <table:table-cell table:style-name="Table1.E22" office:value-type="string">
            <text:p text:style-name="P37"><text:span text:style-name="T123">Se visualiza un m</text:span>ensaje de error advirtiendo que el formulario debe <text:span text:style-name="T123">ingresar una dirección de e-mail válida.</text:span></text:p>
          </table:table-cell>
        </table:table-row>
        <table:table-row>
          <table:table-cell table:style-name="Table1.A22" office:value-type="string">
            <text:p text:style-name="P40">1.<text:span text:style-name="T124">7</text:span></text:p>
          </table:table-cell>
          <table:table-cell table:style-name="Table1.B22" office:value-type="string">
            <text:p text:style-name="P37"><text:span text:style-name="T124">S</text:span>e debe ver reflejada en la base de datos la creación de<text:span text:style-name="T117">l nuevo formulario con los detalles y campos </text:span><text:soft-page-break/><text:span text:style-name="T117">especificados.</text:span></text:p>
          </table:table-cell>
          <table:table-cell table:style-name="Table1.C22" office:value-type="string">
            <text:p text:style-name="P109"><text:span text:style-name="T52">correo-respuestas</text:span><text:span text:style-name="T55"> = </text:span><text:span text:style-name="T56">secretariaacademica</text:span><text:span text:style-name="T55">@gmail.com</text:span></text:p>
            <text:p text:style-name="P57"><text:span text:style-name="T95">notificaciones</text:span><text:span text:style-name="T74"> </text:span><text:span text:style-name="T75">= </text:span><text:span text:style-name="T87">sin tildar</text:span></text:p>
            <text:p text:style-name="P56"><text:soft-page-break/><text:span text:style-name="T94">t</text:span><text:span text:style-name="T93">itulo</text:span><text:span text:style-name="T74"> </text:span><text:span text:style-name="T75">= </text:span><text:span text:style-name="T85">Encue</text:span><text:span text:style-name="T86">s</text:span><text:span text:style-name="T85">ta a profesionales</text:span></text:p>
            <text:p text:style-name="P58"><text:span text:style-name="T93">descripción</text:span><text:span text:style-name="T74"> = Mediante </text:span><text:span text:style-name="T85">esta encuesta se busca obtener información personal de los profesores</text:span><text:span text:style-name="T77">.</text:span></text:p>
            <text:p text:style-name="P59"><text:span text:style-name="T93">Destinatarios</text:span><text:span text:style-name="T74"> = { </text:span><text:span text:style-name="T85">Profesores</text:span><text:span text:style-name="T83">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85">Título máximo obtenido</text:span><text:span text:style-name="T79"> </text:span><text:span text:style-name="T81">(</text:span><text:span text:style-name="T97">Lista Desplegable</text:span><text:span text:style-name="T81">)</text:span><text:span text:style-name="T74">}</text:span></text:p>
          </table:table-cell>
          <table:table-cell table:style-name="Table1.D22" office:value-type="string">
            <text:p text:style-name="P30">Creación de formulario <text:span text:style-name="T119">con </text:span><text:span text:style-name="T13">titulo </text:span><text:span text:style-name="T15">“</text:span><text:span text:style-name="T62"> </text:span><text:span text:style-name="T63">Encue</text:span><text:span text:style-name="T64">s</text:span><text:span text:style-name="T63">ta a profesionales</text:span><text:span text:style-name="T13">”</text:span> en la BD con éxito.</text:p>
            <text:p text:style-name="P35">Y se debe mostrar en la <text:soft-page-break/>sección de formularios de la página.</text:p>
          </table:table-cell>
          <table:table-cell table:style-name="Table1.E22" office:value-type="string">
            <text:p text:style-name="P30"><text:span text:style-name="T121">Se cr</text:span>ea <text:span text:style-name="T121">un</text:span> formulario <text:span text:style-name="T119">con </text:span><text:span text:style-name="T13">titulo </text:span><text:span text:style-name="T15">“</text:span><text:span text:style-name="T63">Encue</text:span><text:span text:style-name="T64">s</text:span><text:span text:style-name="T63">ta a profesionales</text:span><text:span text:style-name="T13">”</text:span><text:span text:style-name="T12"> </text:span>en la BD con éxito.</text:p>
            <text:p text:style-name="P35">Y se <text:span text:style-name="T121">muestra</text:span> en la <text:soft-page-break/>sección de formularios de la págin<text:span text:style-name="T122">a sólo para los usuarios registrados <text:s/>que sean profesores.</text:span></text:p>
          </table:table-cell>
        </table:table-row>
        <table:table-row>
          <table:table-cell table:style-name="Table1.A22" office:value-type="string">
            <text:p text:style-name="P21">1.<text:span text:style-name="T125">8</text:span></text:p>
          </table:table-cell>
          <table:table-cell table:style-name="Table1.B22" office:value-type="string">
            <text:p text:style-name="P36">No se debe ver reflejada en la base de datos la creación de<text:span text:style-name="T117">l nuevo formularios con los detalles y campos especificados.</text:span></text:p>
          </table:table-cell>
          <table:table-cell table:style-name="Table1.C22" office:value-type="string">
            <text:p text:style-name="P108"><text:span text:style-name="T52">correo-respuestas</text:span><text:span text:style-name="T55"> = arielmachini.pruebas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76">-</text:span></text:p>
            <text:p text:style-name="P58"><text:span text:style-name="T93">descripción</text:span><text:span text:style-name="T74"> = Mediante este formulario se podrán solicitar certificados de alumno regular 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 </text:span><text:span text:style-name="T74">}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-</text:span></text:p>
          </table:table-cell>
          <table:table-cell table:style-name="Table1.D22" office:value-type="string">
            <text:p text:style-name="P36">Mensaje de error advirtiendo que <text:span text:style-name="T125">se debe especificar el título del formulario.</text:span></text:p>
          </table:table-cell>
          <table:table-cell table:style-name="Table1.E22" office:value-type="string">
            <text:p text:style-name="P38">Se visualiza un mensaje de error advirtiendo que <text:span text:style-name="T125">se debe especificar el título del formulario.</text:span></text:p>
          </table:table-cell>
        </table:table-row>
        <table:table-row>
          <table:table-cell table:style-name="Table1.A22" office:value-type="string">
            <text:p text:style-name="P40">1.<text:span text:style-name="T126">9</text:span></text:p>
          </table:table-cell>
          <table:table-cell table:style-name="Table1.B22" office:value-type="string">
            <text:p text:style-name="P37">No se debe ver reflejada en la base de datos la creación de<text:span text:style-name="T117">l nuevo formulario con los detalles y campos especificados.</text:span></text:p>
          </table:table-cell>
          <table:table-cell table:style-name="Table1.C22" office:value-type="string">
            <text:p text:style-name="P110"><text:span text:style-name="T52">correo-respuestas</text:span><text:span text:style-name="T55"> = </text:span><text:span text:style-name="T56">secretariaacademica</text:span><text:span text:style-name="T55">@gmail.com</text:span></text:p>
            <text:p text:style-name="P57"><text:span text:style-name="T95">notificaciones</text:span><text:span text:style-name="T74"> </text:span><text:span text:style-name="T75">= </text:span><text:span text:style-name="T82">tildado</text:span></text:p>
            <text:p text:style-name="P56"><text:span text:style-name="T94">t</text:span><text:span text:style-name="T93">itulo</text:span><text:span text:style-name="T74"> </text:span><text:span text:style-name="T75">= </text:span><text:span text:style-name="T85">Encue</text:span><text:span text:style-name="T86">s</text:span><text:span text:style-name="T85">ta a profesionales</text:span></text:p>
            <text:p text:style-name="P58"><text:span text:style-name="T93">descripción</text:span><text:span text:style-name="T74"> = Mediante </text:span><text:span text:style-name="T85">esta encuesta se busca </text:span><text:soft-page-break/><text:span text:style-name="T85">obtener información personal de los profesores</text:span><text:span text:style-name="T77">.</text:span></text:p>
            <text:p text:style-name="P59"><text:span text:style-name="T93">Destinatarios</text:span><text:span text:style-name="T74"> = -</text:span></text:p>
            <text:p text:style-name="P60"><text:span text:style-name="T93">abiertoDesde</text:span><text:span text:style-name="T74"> <text:s/>= </text:span><text:span text:style-name="T83">29</text:span><text:span text:style-name="T74">/</text:span><text:span text:style-name="T83">05</text:span><text:span text:style-name="T74">/</text:span><text:span text:style-name="T83">2020</text:span><text:span text:style-name="T74"> </text:span></text:p>
            <text:p text:style-name="P60"><text:span text:style-name="T93">abiertoHasta</text:span><text:span text:style-name="T74"> = </text:span><text:span text:style-name="T83">30</text:span><text:span text:style-name="T74">/</text:span><text:span text:style-name="T83">06</text:span><text:span text:style-name="T74">/</text:span><text:span text:style-name="T83">2020</text:span></text:p>
            <text:p text:style-name="P61"><text:span text:style-name="T93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85">Título máximo obtenido</text:span><text:span text:style-name="T79"> </text:span><text:span text:style-name="T81">(</text:span><text:span text:style-name="T97">Lista Desplegable</text:span><text:span text:style-name="T81">)</text:span><text:span text:style-name="T74">}</text:span></text:p>
          </table:table-cell>
          <table:table-cell table:style-name="Table1.D22" office:value-type="string">
            <text:p text:style-name="P37">Mensaje de error advirtiendo que <text:span text:style-name="T127">no se selecciona ningún destinario para el formulario.</text:span></text:p>
          </table:table-cell>
          <table:table-cell table:style-name="Table1.E22" office:value-type="string">
            <text:p text:style-name="P39"><text:span text:style-name="T123">Se visualiza un m</text:span>ensaje de error advirtiendo que <text:span text:style-name="T127">no se selecciona ningún destinario para el formulario.</text:span></text:p>
          </table:table-cell>
        </table:table-row>
        <table:table-row table:style-name="Table1.23">
          <table:table-cell table:style-name="Table1.A12" table:number-columns-spanned="5" office:value-type="string">
            <text:p text:style-name="P19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5" office:value-type="string">
            <text:p text:style-name="P44">Modificación admitida cuando el formulario no posee respues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office:value-type="string">
            <text:p text:style-name="P21">1.<text:span text:style-name="T130">10</text:span></text:p>
          </table:table-cell>
          <table:table-cell table:style-name="Table1.B27" office:value-type="string">
            <text:p text:style-name="P20">Se debe<text:span text:style-name="T128">n</text:span> ver reflejad<text:span text:style-name="T128">as</text:span> en la base de datos l<text:span text:style-name="T128">as modificaciones</text:span> <text:span text:style-name="T128">del formulario con los detalles y campos especificados.</text:span></text:p>
            <text:p text:style-name="P43">(Para esta modificación se tomo como datos iniciales los valores del paso 1)</text:p>
          </table:table-cell>
          <table:table-cell table:style-name="Table1.C27" office:value-type="string">
            <text:p text:style-name="P108"><text:span text:style-name="T52">correo-respuestas</text:span><text:span text:style-name="T55"> = </text:span><text:span text:style-name="T57">secretariaalumnos</text:span><text:span text:style-name="T58">@gmail.com</text:span></text:p>
            <text:p text:style-name="P63"><text:span text:style-name="T95">notificaciones</text:span><text:span text:style-name="T74"> </text:span><text:span text:style-name="T75">= </text:span><text:span text:style-name="T88">sin tildar</text:span></text:p>
            <text:p text:style-name="P64"><text:span text:style-name="T94">t</text:span><text:span text:style-name="T93">itulo</text:span><text:span text:style-name="T74"> </text:span><text:span text:style-name="T75">= </text:span><text:span text:style-name="T76">Certificado</text:span><text:span text:style-name="T88">s acedemicos</text:span></text:p>
            <text:p text:style-name="P58"><text:span text:style-name="T93">descripción</text:span><text:span text:style-name="T74"> = Mediante este formulario se podrán solicitar certificados </text:span><text:span text:style-name="T88">académicos </text:span><text:span text:style-name="T74">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</text:span><text:span text:style-name="T74">}</text:span></text:p>
            <text:p text:style-name="P65"><text:span text:style-name="T93">abiertoDesde</text:span><text:span text:style-name="T74"> = - </text:span><text:span text:style-name="T93">abiertoHasta</text:span><text:span text:style-name="T74"> =</text:span><text:span text:style-name="T83"> -</text:span></text:p>
            <text:p text:style-name="P61"><text:span text:style-name="T96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79">Carrera </text:span><text:span text:style-name="T81">(</text:span><text:span text:style-name="T97">Lista Desplegable</text:span><text:span text:style-name="T81">)</text:span><text:span text:style-name="T90">, </text:span><text:span text:style-name="T91">Tipo de certificado </text:span><text:span text:style-name="T92">(</text:span><text:span text:style-name="T98">Campo Texto</text:span><text:span text:style-name="T92">)</text:span><text:span text:style-name="T89">}</text:span></text:p>
          </table:table-cell>
          <table:table-cell table:style-name="Table1.D27" office:value-type="string">
            <text:p text:style-name="P27"><text:span text:style-name="T128">Modificación</text:span> de<text:span text:style-name="T129">l </text:span>formulario <text:span text:style-name="T119">con el nuevo </text:span><text:span text:style-name="T13">titulo </text:span><text:span text:style-name="T15">“</text:span><text:span text:style-name="T13">Certificado</text:span><text:span text:style-name="T17">s</text:span><text:span text:style-name="T13"> </text:span><text:span text:style-name="T17">académicos”</text:span> <text:s/>en la BD con éxito.</text:p>
            <text:p text:style-name="P32">Y se debe mostrar en la sección de formularios de la página.</text:p>
          </table:table-cell>
          <table:table-cell table:style-name="Table1.E27" office:value-type="string">
            <text:p text:style-name="P31"><text:span text:style-name="T121">Se modifica</text:span> <text:span text:style-name="T129">el</text:span> formulario <text:span text:style-name="T119">con </text:span><text:span text:style-name="T13">titulo </text:span><text:span text:style-name="T15">“</text:span><text:span text:style-name="T13">Certificado</text:span><text:span text:style-name="T17">s</text:span><text:span text:style-name="T13"> </text:span><text:span text:style-name="T17">académicos”</text:span><text:span text:style-name="T12"> <text:s/></text:span>en la BD con éxito.</text:p>
            <text:p text:style-name="P33">Y se <text:span text:style-name="T121">muestra</text:span> e<text:span text:style-name="T129">l formulario en la</text:span> sección de formularios de la página <text:span text:style-name="T121">para todo el público.</text:span></text:p>
          </table:table-cell>
        </table:table-row>
        <table:table-row>
          <table:table-cell table:style-name="Table1.A26" table:number-columns-spanned="5" office:value-type="string">
            <text:p text:style-name="P44">Modificación limitada cuando el formulario posee respuesta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office:value-type="string">
            <text:p text:style-name="P44">1.11</text:p>
          </table:table-cell>
          <table:table-cell table:style-name="Table1.B27" office:value-type="string">
            <text:p text:style-name="P20">Se debe<text:span text:style-name="T128">n</text:span> ver reflejad<text:span text:style-name="T128">as</text:span> en la base de datos l<text:span text:style-name="T128">as modificaciones</text:span> <text:span text:style-name="T128">del formulario con los detalles y campos </text:span><text:soft-page-break/><text:span text:style-name="T128">especificados.</text:span></text:p>
            <text:p text:style-name="P43">(Para esta modificación se tomo como datos iniciales los valores del paso 1)</text:p>
          </table:table-cell>
          <table:table-cell table:style-name="Table1.C27" office:value-type="string">
            <text:p text:style-name="P108"><text:span text:style-name="T52">correo-respuestas</text:span><text:span text:style-name="T55"> = </text:span><text:span text:style-name="T57">secretariaalumnos</text:span><text:span text:style-name="T58">@gmail.com</text:span></text:p>
            <text:p text:style-name="P63"><text:span text:style-name="T95">notificaciones</text:span><text:span text:style-name="T74"> </text:span><text:span text:style-name="T75">= </text:span><text:span text:style-name="T88">sin tildar</text:span></text:p>
            <text:p text:style-name="P64"><text:span text:style-name="T94">t</text:span><text:span text:style-name="T93">itulo</text:span><text:span text:style-name="T74"> </text:span><text:span text:style-name="T75">= </text:span><text:span text:style-name="T76">Certificado</text:span><text:span text:style-name="T88">s </text:span><text:soft-page-break/><text:span text:style-name="T88">acedemicos</text:span></text:p>
            <text:p text:style-name="P58"><text:span text:style-name="T93">descripción</text:span><text:span text:style-name="T74"> = Mediante este formulario se podrán solicitar certificados </text:span><text:span text:style-name="T88">académicos </text:span><text:span text:style-name="T74">a la Secretaria </text:span><text:span text:style-name="T77">Académica.</text:span></text:p>
            <text:p text:style-name="P59"><text:span text:style-name="T93">Destinatarios</text:span><text:span text:style-name="T74"> = { Usuario </text:span><text:span text:style-name="T83">no registrado</text:span><text:span text:style-name="T74">}</text:span></text:p>
            <text:p text:style-name="P65"><text:span text:style-name="T93">abiertoDesde</text:span><text:span text:style-name="T74"> = - </text:span><text:span text:style-name="T93">abiertoHasta</text:span><text:span text:style-name="T74"> =</text:span><text:span text:style-name="T83"> -</text:span></text:p>
            <text:p text:style-name="P61"><text:span text:style-name="T96">campos</text:span><text:span text:style-name="T74"> = {</text:span><text:span text:style-name="T78">Nombre </text:span><text:span text:style-name="T81">(</text:span><text:span text:style-name="T97">Campo Texto</text:span><text:span text:style-name="T81">)</text:span><text:span text:style-name="T78">, DNI </text:span><text:span text:style-name="T81">(</text:span><text:span text:style-name="T97">Campo Texto</text:span><text:span text:style-name="T81">)</text:span><text:span text:style-name="T78">, </text:span><text:span text:style-name="T79">Carrera </text:span><text:span text:style-name="T81">(</text:span><text:span text:style-name="T97">Lista Desplegable</text:span><text:span text:style-name="T81">)</text:span><text:span text:style-name="T90">, </text:span><text:span text:style-name="T91">Tipo de certificado </text:span><text:span text:style-name="T92">(</text:span><text:span text:style-name="T98">Campo Texto</text:span><text:span text:style-name="T92">)</text:span><text:span text:style-name="T89">}</text:span></text:p>
          </table:table-cell>
          <table:table-cell table:style-name="Table1.D27" office:value-type="string">
            <text:p text:style-name="P27"><text:span text:style-name="T128">Modificación</text:span> de<text:span text:style-name="T129">l </text:span>formulario <text:span text:style-name="T119">con el nuevo </text:span><text:span text:style-name="T13">titulo </text:span><text:span text:style-name="T15">“</text:span><text:span text:style-name="T13">Certificado</text:span><text:span text:style-name="T17">s</text:span><text:span text:style-name="T13"> </text:span><text:span text:style-name="T17">académicos”</text:span> <text:s/>en la BD con éxito.</text:p>
            <text:p text:style-name="P32">Y se debe mostrar en la <text:soft-page-break/>sección de formularios de la página.</text:p>
          </table:table-cell>
          <table:table-cell table:style-name="Table1.E27" office:value-type="string">
            <text:p text:style-name="P31"><text:span text:style-name="T121">Se modifica</text:span> <text:span text:style-name="T129">el</text:span> formulario <text:span text:style-name="T119">con </text:span><text:span text:style-name="T13">titulo </text:span><text:span text:style-name="T15">“</text:span><text:span text:style-name="T13">Certificado</text:span><text:span text:style-name="T17">s</text:span><text:span text:style-name="T13"> </text:span><text:span text:style-name="T17">académicos”</text:span><text:span text:style-name="T12"> <text:s/></text:span>en la BD con éxito.</text:p>
            <text:p text:style-name="P33">Y se <text:span text:style-name="T121">muestra</text:span> e<text:span text:style-name="T129">l </text:span><text:soft-page-break/><text:span text:style-name="T129">formulario en la</text:span> sección de formularios de la página <text:span text:style-name="T121">para todo el público.</text:span></text:p>
          </table:table-cell>
        </table:table-row>
        <table:table-row table:style-name="Table1.28">
          <table:table-cell table:style-name="Table1.A12" table:number-columns-spanned="5" office:value-type="string">
            <text:p text:style-name="P19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office:value-type="string">
            <text:p text:style-name="P22">1.<text:span text:style-name="T130">12</text:span></text:p>
          </table:table-cell>
          <table:table-cell table:style-name="Table1.B29" office:value-type="string">
            <text:p text:style-name="P23">Se debe ver reflejada en la <text:s/>BD la baja del <text:s/>formulario.</text:p>
          </table:table-cell>
          <table:table-cell table:style-name="Table1.C29" office:value-type="string">
            <text:p text:style-name="P24">Solicitud de eliminación <text:span text:style-name="T118">de un formulario en especifico.</text:span></text:p>
          </table:table-cell>
          <table:table-cell table:style-name="Table1.D29" office:value-type="string">
            <text:p text:style-name="P42">Eliminación del <text:span text:style-name="T116">formulario especificado con éxito en la BD </text:span></text:p>
          </table:table-cell>
          <table:table-cell table:style-name="Table1.E29" office:value-type="string">
            <text:p text:style-name="P41">Se ve reflejado en la base de datos la eliminación del formulario especificado.</text:p>
          </table:table-cell>
        </table:table-row>
        <table:table-row table:style-name="Table1.30">
          <table:table-cell table:style-name="Table1.A7" table:number-columns-spanned="5" office:value-type="string">
            <text:p text:style-name="P47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1" table:number-columns-spanned="5" office:value-type="string">
            <text:p text:style-name="P26"><text:span text:style-name="T100">1 </text:span><text:span text:style-name="T60">Para este caso de uso se considera que el gestor que accede a las funcionalidades tiene libertad de publicación de formularios.</text:span></text:p>
            <text:p text:style-name="P26"><text:span text:style-name="T100">2 </text:span><text:span text:style-name="T50">El valor de la entrada ‘nombre’ es obtenido de manera automática.</text:span></text:p>
            <text:p text:style-name="P26"><text:span text:style-name="T101">3 </text:span><text:span text:style-name="T59">El valor – significa que la entrada no fue especificada por el usuario.</text:span></text:p>
            <text:p text:style-name="P72"><text:span text:style-name="T70">4 </text:span><text:span text:style-name="T59">La </text:span><text:span text:style-name="T61">alta, baja y modificación</text:span><text:span text:style-name="T59"> de los campos se hace de manera simplificada y sin mayores detalles ya que tiene</text:span><text:span text:style-name="T61">n</text:span><text:span text:style-name="T59"> su propio caso de prueba CP02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3" table:number-columns-spanned="5" office:value-type="string">
            <text:p text:style-name="P48">Criterios de Aprobación de Caso de prueba: <text:span text:style-name="T44">Los casos de uso probados en el sistema funcionan de manera correcta y de acuerdo a sus especificaciones. Todos los elementos de la interfaz cumplen con el propósito para el que fueron añadidos en la interfaz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3" table:number-columns-spanned="5" office:value-type="string">
            <text:p text:style-name="P113"><text:span text:style-name="T145">Decisión de Aprobación del Caso de Prueba: <text:s/></text:span><text:span text:style-name="T147">Aprobó: </text:span><text:span text:style-name="T148">x</text:span><text:span text:style-name="T147"> <text:s text:c="2"/>Fallo: _ _ _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4" table:number-columns-spanned="5" office:value-type="string">
            <text:p text:style-name="P114"><text:span text:style-name="T146">Fecha de Aprobación del Caso de Prueba:</text:span><text:span text:style-name="T143"> </text:span><text:span text:style-name="T144">29</text:span><text:span text:style-name="T143">/</text:span><text:span text:style-name="T144">05</text:span><text:span text:style-name="T143">/</text:span><text:span text:style-name="T144">20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4944in" table:align="left"/>
    </style:style>
    <style:style style:name="Table2.A" style:family="table-column">
      <style:table-column-properties style:column-width="0.6951in"/>
    </style:style>
    <style:style style:name="Table2.B" style:family="table-column">
      <style:table-column-properties style:column-width="5.7993in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4944in" table:align="left"/>
    </style:style>
    <style:style style:name="Table3.A" style:family="table-column">
      <style:table-column-properties style:column-width="0.6951in"/>
    </style:style>
    <style:style style:name="Table3.B" style:family="table-column">
      <style:table-column-properties style:column-width="5.7993in"/>
    </style:style>
    <style:style style:name="Table3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138in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12</text:page-number><text:s/>DE <text:page-count>12</text:page-count></text:p>
      </style:header>
      <loext:header-first>
        <text:p text:style-name="MP2"><text:span text:style-name="MT2">CASOS DE PRUEBA — </text:span>PÁGINA <text:page-number text:select-page="current">1</text:page-number><text:s/>DE <text:page-count>12</text:page-count></text:p>
      </loext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0.6043in" svg:height="0.7035in" draw:z-index="13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loext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0.6043in" svg:height="0.7035in" draw:z-index="15"><draw:image xlink:href="Pictures/10000201000000370000004049FF37A37318B510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7-09-01T00:53:54.356960459</meta:creation-date>
    <dc:date>2020-07-12T20:21:27.767329777</dc:date>
    <meta:editing-duration>PT15H51M13S</meta:editing-duration>
    <meta:editing-cycles>252</meta:editing-cycles>
    <meta:generator>LibreOffice/6.4.4.2$Linux_X86_64 LibreOffice_project/40$Build-2</meta:generator>
    <dc:creator>Ariel Machini</dc:creator>
    <meta:document-statistic meta:table-count="5" meta:image-count="3" meta:object-count="0" meta:page-count="12" meta:paragraph-count="268" meta:word-count="2293" meta:character-count="14471" meta:non-whitespace-character-count="12423"/>
  </office:meta>
</office:document-meta>
</file>